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Fine_20_Dashed" svg:stroke-width="0.152cm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5.875cm" svg:x="0cm" svg:y="7.3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39cm" svg:height="1.897cm" svg:x="6.839cm" svg:y="20.169cm">
          <text:p text:style-name="P1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239cm" svg:height="1.897cm" svg:x="1.499cm" svg:y="12.781cm">
          <text:p text:style-name="P1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7.239cm" svg:height="1.897cm" svg:x="3.7cm" svg:y="12.782cm">
          <text:p text:style-name="P1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7.239cm" svg:height="1.897cm" svg:x="8.3cm" svg:y="12.782cm">
          <text:p text:style-name="P1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7.239cm" svg:height="1.897cm" svg:x="12.2cm" svg:y="12.782cm">
          <text:p text:style-name="P1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3.894cm" svg:height="2.047cm" svg:x="2.146cm" svg:y="8.537cm">
          <text:p text:style-name="P1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3.894cm" svg:height="2.047cm" svg:x="5.446cm" svg:y="8.538cm">
          <text:p text:style-name="P1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3.894cm" svg:height="2.047cm" svg:x="8.746cm" svg:y="8.538cm">
          <text:p text:style-name="P1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3.894cm" svg:height="2.047cm" svg:x="12.146cm" svg:y="8.538cm">
          <text:p text:style-name="P1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3.894cm" svg:height="2.047cm" svg:x="15.746cm" svg:y="8.538cm">
          <text:p text:style-name="P1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s" svg:x1="4.093cm" svg:y1="10.584cm" svg:x2="2.795cm" svg:y2="12.531cm" draw:start-shape="id1" draw:start-glue-point="8" svg:d="m4093 10584v501l-1298 1446v0" svg:viewBox="0 0 1299 1948">
          <text:p/>
        </draw:connector>
        <draw:connector draw:style-name="gr7" draw:text-style-name="P1" draw:layer="layout" draw:type="lines" svg:x1="7.393cm" svg:y1="10.585cm" svg:x2="7.319cm" svg:y2="12.782cm" draw:start-shape="id2" draw:start-glue-point="8" draw:end-shape="id3" draw:end-glue-point="0" svg:d="m7393 10585v501l-74 1194v502" svg:viewBox="0 0 75 2198">
          <text:p/>
        </draw:connector>
        <draw:connector draw:style-name="gr7" draw:text-style-name="P1" draw:layer="layout" draw:type="lines" svg:x1="10.693cm" svg:y1="10.585cm" svg:x2="11.919cm" svg:y2="12.782cm" draw:start-shape="id4" draw:start-glue-point="8" draw:end-shape="id5" svg:d="m10693 10585v501l1226 1194v502" svg:viewBox="0 0 1227 2198">
          <text:p/>
        </draw:connector>
        <draw:connector draw:style-name="gr7" draw:text-style-name="P1" draw:layer="layout" draw:type="lines" svg:x1="14.093cm" svg:y1="10.585cm" svg:x2="15.819cm" svg:y2="12.782cm" draw:start-shape="id6" draw:start-glue-point="8" draw:end-shape="id7" draw:end-glue-point="0" svg:d="m14093 10585v501l1726 1194v502" svg:viewBox="0 0 1727 2198">
          <text:p/>
        </draw:connector>
        <draw:connector draw:style-name="gr7" draw:text-style-name="P1" draw:layer="layout" draw:type="lines" svg:x1="17.693cm" svg:y1="10.585cm" svg:x2="15.819cm" svg:y2="12.782cm" draw:start-shape="id8" draw:start-glue-point="8" draw:end-shape="id7" svg:d="m17693 10585v501l-1874 1194v502" svg:viewBox="0 0 1875 2198">
          <text:p/>
        </draw:connector>
        <draw:custom-shape draw:style-name="gr8" draw:text-style-name="P3" draw:layer="layout" svg:width="10.533cm" svg:height="3.145cm" svg:x="5.042cm" svg:y="15.826cm">
          <text:p text:style-name="P1"><text:span text:style-name="T2">Sistema Operativ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1T21:07:27</meta:creation-date>
    <dc:date>2013-06-01T21:29:15</dc:date>
    <meta:editing-duration>PT17M50S</meta:editing-duration>
    <meta:editing-cycles>4</meta:editing-cycles>
    <meta:generator>LibreOffice/4.0.3.3$Linux_x86 LibreOffice_project/0eaa50a932c8f2199a615e1eb30f7ac74279539</meta:generator>
    <meta:document-statistic meta:object-count="17"/>
  </office:meta>
</office:document-meta>
</file>